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4CBEC5E2AED46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style>
    <style:style style:name="P28"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9"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0"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1"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2"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6"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984e04" officeooo:paragraph-rsid="009a57f4"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28"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29"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0" style:family="paragraph" style:parent-style-name="Standard">
      <style:paragraph-properties fo:text-align="start" style:justify-single-word="false" fo:break-before="page"/>
      <style:text-properties officeooo:paragraph-rsid="003a8dde"/>
    </style:style>
    <style:style style:name="P131" style:family="paragraph" style:parent-style-name="Standard">
      <style:paragraph-properties fo:text-align="start" style:justify-single-word="false" fo:break-before="page"/>
      <style:text-properties officeooo:paragraph-rsid="00513616"/>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5"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2"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officeooo:rsid="00255a47"/>
    </style:style>
    <style:style style:name="T61" style:family="text">
      <style:text-properties officeooo:rsid="0026f020"/>
    </style:style>
    <style:style style:name="T62" style:family="text">
      <style:text-properties fo:font-style="italic" style:font-style-asian="italic" style:font-style-complex="italic"/>
    </style:style>
    <style:style style:name="T63" style:family="text">
      <style:text-properties fo:font-style="italic" officeooo:rsid="0023e658" style:font-style-asian="italic" style:font-style-complex="italic"/>
    </style:style>
    <style:style style:name="T64" style:family="text">
      <style:text-properties fo:font-style="italic" officeooo:rsid="0042367a" style:font-style-asian="italic" style:font-style-complex="italic"/>
    </style:style>
    <style:style style:name="T65" style:family="text">
      <style:text-properties fo:font-style="italic" officeooo:rsid="0063f321" style:font-style-asian="italic" style:font-style-complex="italic"/>
    </style:style>
    <style:style style:name="T66" style:family="text">
      <style:text-properties fo:font-style="italic" officeooo:rsid="008f6168" style:font-style-asian="italic" style:font-style-complex="italic"/>
    </style:style>
    <style:style style:name="T67" style:family="text">
      <style:text-properties fo:font-style="italic" officeooo:rsid="00b40c33" style:font-style-asian="italic" style:font-style-complex="italic"/>
    </style:style>
    <style:style style:name="T68" style:family="text">
      <style:text-properties fo:font-style="italic" fo:font-weight="bold" officeooo:rsid="0023e658" style:font-style-asian="italic" style:font-weight-asian="bold" style:font-style-complex="italic" style:font-weight-complex="bold"/>
    </style:style>
    <style:style style:name="T69" style:family="text">
      <style:text-properties fo:font-style="italic" fo:font-weight="bold" officeooo:rsid="0042367a" style:font-style-asian="italic" style:font-weight-asian="bold" style:font-style-complex="italic" style:font-weight-complex="bold"/>
    </style:style>
    <style:style style:name="T70" style:family="text">
      <style:text-properties fo:font-style="italic" fo:font-weight="normal" officeooo:rsid="0023e658" style:font-style-asian="italic" style:font-weight-asian="normal" style:font-style-complex="italic" style:font-weight-complex="normal"/>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officeooo:rsid="003a52fe"/>
    </style:style>
    <style:style style:name="T84" style:family="text">
      <style:text-properties officeooo:rsid="003c1713"/>
    </style:style>
    <style:style style:name="T85" style:family="text">
      <style:text-properties officeooo:rsid="0041f166"/>
    </style:style>
    <style:style style:name="T86" style:family="text">
      <style:text-properties officeooo:rsid="0042367a"/>
    </style:style>
    <style:style style:name="T87" style:family="text">
      <style:text-properties officeooo:rsid="0042dfef"/>
    </style:style>
    <style:style style:name="T88" style:family="text">
      <style:text-properties officeooo:rsid="0047a827"/>
    </style:style>
    <style:style style:name="T89" style:family="text">
      <style:text-properties officeooo:rsid="004c8b61"/>
    </style:style>
    <style:style style:name="T90" style:family="text">
      <style:text-properties officeooo:rsid="004e0021"/>
    </style:style>
    <style:style style:name="T91" style:family="text">
      <style:text-properties officeooo:rsid="004e8384"/>
    </style:style>
    <style:style style:name="T92" style:family="text">
      <style:text-properties style:font-name="DejaVu Sans Mono"/>
    </style:style>
    <style:style style:name="T93" style:family="text">
      <style:text-properties style:font-name="DejaVu Sans Mono" fo:font-size="10.5pt" style:font-size-complex="10.5pt"/>
    </style:style>
    <style:style style:name="T94" style:family="text">
      <style:text-properties style:font-name="DejaVu Sans Mono" fo:font-size="10.5pt" officeooo:rsid="00513616" style:font-size-complex="10.5pt"/>
    </style:style>
    <style:style style:name="T95" style:family="text">
      <style:text-properties style:font-name="DejaVu Sans Mono" officeooo:rsid="00711b90"/>
    </style:style>
    <style:style style:name="T96" style:family="text">
      <style:text-properties style:font-name="DejaVu Sans Mono" officeooo:rsid="007ee42a"/>
    </style:style>
    <style:style style:name="T97" style:family="text">
      <style:text-properties style:font-name="DejaVu Sans Mono" fo:font-size="8pt"/>
    </style:style>
    <style:style style:name="T98" style:family="text">
      <style:text-properties officeooo:rsid="00513616"/>
    </style:style>
    <style:style style:name="T99" style:family="text">
      <style:text-properties officeooo:rsid="0058ea50"/>
    </style:style>
    <style:style style:name="T100" style:family="text">
      <style:text-properties officeooo:rsid="005b56b2"/>
    </style:style>
    <style:style style:name="T101" style:family="text">
      <style:text-properties officeooo:rsid="005f385f"/>
    </style:style>
    <style:style style:name="T102" style:family="text">
      <style:text-properties officeooo:rsid="0063f321"/>
    </style:style>
    <style:style style:name="T103" style:family="text">
      <style:text-properties officeooo:rsid="0064bede"/>
    </style:style>
    <style:style style:name="T104" style:family="text">
      <style:text-properties officeooo:rsid="0067879e"/>
    </style:style>
    <style:style style:name="T105" style:family="text">
      <style:text-properties officeooo:rsid="006819cd"/>
    </style:style>
    <style:style style:name="T106" style:family="text">
      <style:text-properties officeooo:rsid="006cb683"/>
    </style:style>
    <style:style style:name="T107" style:family="text">
      <style:text-properties officeooo:rsid="006d3414"/>
    </style:style>
    <style:style style:name="T108" style:family="text">
      <style:text-properties officeooo:rsid="006e5525"/>
    </style:style>
    <style:style style:name="T109" style:family="text">
      <style:text-properties officeooo:rsid="00711b90"/>
    </style:style>
    <style:style style:name="T110" style:family="text">
      <style:text-properties officeooo:rsid="0074c875"/>
    </style:style>
    <style:style style:name="T111" style:family="text">
      <style:text-properties officeooo:rsid="007d75a2"/>
    </style:style>
    <style:style style:name="T112" style:family="text">
      <style:text-properties officeooo:rsid="007dabc3"/>
    </style:style>
    <style:style style:name="T113" style:family="text">
      <style:text-properties officeooo:rsid="007ee42a"/>
    </style:style>
    <style:style style:name="T114" style:family="text">
      <style:text-properties officeooo:rsid="007f4dea"/>
    </style:style>
    <style:style style:name="T115" style:family="text">
      <style:text-properties officeooo:rsid="0080e994"/>
    </style:style>
    <style:style style:name="T116" style:family="text">
      <style:text-properties officeooo:rsid="00834a0e"/>
    </style:style>
    <style:style style:name="T117" style:family="text">
      <style:text-properties officeooo:rsid="00850bf6"/>
    </style:style>
    <style:style style:name="T118" style:family="text">
      <style:text-properties officeooo:rsid="008a5efe"/>
    </style:style>
    <style:style style:name="T119" style:family="text">
      <style:text-properties officeooo:rsid="008c8591"/>
    </style:style>
    <style:style style:name="T120" style:family="text">
      <style:text-properties officeooo:rsid="008fac43"/>
    </style:style>
    <style:style style:name="T121" style:family="text">
      <style:text-properties style:text-underline-style="none" fo:font-weight="normal" officeooo:rsid="009a57f4" style:font-weight-asian="normal" style:font-weight-complex="normal"/>
    </style:style>
    <style:style style:name="T122" style:family="text">
      <style:text-properties style:text-underline-style="none" fo:font-weight="normal" officeooo:rsid="009b3493" style:font-weight-asian="normal" style:font-weight-complex="normal"/>
    </style:style>
    <style:style style:name="T123" style:family="text">
      <style:text-properties style:text-underline-style="none" fo:font-weight="normal" officeooo:rsid="009b7d14" style:font-weight-asian="normal" style:font-weight-complex="normal"/>
    </style:style>
    <style:style style:name="T124" style:family="text">
      <style:text-properties style:text-underline-style="none" officeooo:rsid="009a57f4"/>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officeooo:rsid="00ccef7e"/>
    </style:style>
    <style:style style:name="T137" style:family="text">
      <style:text-properties officeooo:rsid="00cda650"/>
    </style:style>
    <style:style style:name="T138" style:family="text">
      <style:text-properties officeooo:rsid="00ce51fa"/>
    </style:style>
    <style:style style:name="T139" style:family="text">
      <style:text-properties officeooo:rsid="00ce9f32"/>
    </style:style>
    <style:style style:name="T140" style:family="text">
      <style:text-properties officeooo:rsid="00e7e740"/>
    </style:style>
    <style:style style:name="T141" style:family="text">
      <style:text-properties officeooo:rsid="00e803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imple Instruction Set Architecture 16</text:p>
      <text:p text:style-name="Horizontal_20_Line"/>
      <text:p text:style-name="P30">Programmer’s Manual and Teaching Resource</text:p>
      <text:p text:style-name="P29">1<text:span text:style-name="T4">st</text:span> Edition</text:p>
      <text:p text:style-name="Horizontal_20_Line"/>
      <text:p text:style-name="P31">By David MHS Webster</text:p>
      <text:p text:style-name="P128">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2">Introduction<text:tab/>3</text:p>
          <text:p text:style-name="P132">Compiling<text:tab/>4</text:p>
          <text:p text:style-name="P132"><text:span text:style-name="T80">Workflow</text:span><text:tab/>6</text:p>
          <text:p text:style-name="P132"><text:span text:style-name="T80">Extending</text:span><text:tab/>8</text:p>
          <text:p text:style-name="P132"><text:span text:style-name="T80">Assembler Documentation Overview</text:span><text:tab/>10</text:p>
          <text:p text:style-name="P132"><text:span text:style-name="T80">Moving things around, Variables</text:span><text:tab/>14</text:p>
          <text:p text:style-name="P132"><text:span text:style-name="T80">Control Flow</text:span><text:tab/>17</text:p>
          <text:p text:style-name="P132"><text:span text:style-name="T80">Math</text:span><text:tab/>23</text:p>
          <text:p text:style-name="P132">Challenges<text:tab/>24</text:p>
        </text:index-body>
      </text:table-of-content>
      <text:p text:style-name="P27"/>
      <text:p text:style-name="P141">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3">many </text:span>new tool<text:span text:style-name="T83">s</text:span> to use in your own projects. As an interpreted language, SISA16 is extremely competitive in speed, size, and <text:span text:style-name="T86">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6">first year Computer Engineering</text:span> students. <text:span text:style-name="T60">A hypothetical driver could attempt to mirror real-life hardware interfaces, or just be something that works. This provides enormous flexibility to educators and developers alike, and makes Sisa16 useful in its own right. </text:span><text:span text:style-name="T64">See “</text:span><text:span text:style-name="T69">Extending</text:span><text:span text:style-name="T64">”</text:span><text:span text:style-name="T82">.</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1">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3">See “</text:span><text:span text:style-name="T68">Compiling</text:span><text:span text:style-name="T70">” for more information.</text:span></text:p>
      <text:p text:style-name="P25"/>
      <text:p text:style-name="P25"/>
      <text:p text:style-name="P25"/>
      <text:p text:style-name="P25"/>
      <text:p text:style-name="P25"/>
      <text:p text:style-name="P25"/>
      <text:p text:style-name="P26">“Let all that you do be done with love.”</text:p>
      <text:p text:style-name="P129"/>
      <text:p text:style-name="P134">Compiling<text:toc-mark text:string-value="Compiling" text:outline-level="1"/></text:p>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99">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4">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75">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4">in that it does not mirror how real hardware works</text:span>. <text:span text:style-name="T74">This also disables the “emulate” </text:span><text:soft-page-break/><text:span text:style-name="T74">feature, which while unique and interesting may be undesirable for educators aiming for a realistic microcontroller programming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7">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4CBEC5E2AED460A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3">in</text:span>to a suitable <text:span text:style-name="T83">location</text:span> in the system path, such as <text:span text:style-name="T80">“/usr/bin” or “/usr/local/bin”. Copy the man</text:span><text:span text:style-name="T81">ual </text:span><text:span text:style-name="T80">pages sisa16_asm.1 and sisa16_emu.1 to a suitable place as well, such as “/usr/local/share/man/man1”. </text:span><text:span text:style-name="T81">This can also be done by calling “make install” with administrative privileges.</text:span></text:p>
      <text:p text:style-name="P130"><text:span text:style-name="T132">W</text:span><text:span text:style-name="T133">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4">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7">y</text:span> programmed onto an EEPROM (Electrically Erasable Programmable Read-Only Memory) or burned onto <text:span text:style-name="T100">a</text:span> non-reprogrammable ROM chip before being put on a board and <text:span text:style-name="T85">powered on</text:span>. </text:p>
      <text:p text:style-name="P17"/>
      <text:p text:style-name="P133">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7"/>
      <text:p text:style-name="P24">Note to Educators:</text:p>
      <text:p text:style-name="P19">The detail that most micro controller <text:span text:style-name="T88">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8">interpreted language.</text:span><text:line-break/><text:line-break/><text:span text:style-name="T89">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1">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dis main.bin 0</text:p>
      <text:p text:style-name="P23"/>
      <text:p text:style-name="P23">will disassemble main.bin from zero without emitting line comments.</text:p>
      <text:p text:style-name="P142">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1">y</text:span> emulation level will invoke di upon initialization and dcl upon finalization.</text:p>
      <text:p text:style-name="P20"/>
      <text:p text:style-name="P20">An emulation depth of zero means that the <text:span text:style-name="T90">virtual machine</text:span> is truly initializing or finalizing, rather than simply encapsulating.</text:p>
      <text:p text:style-name="P20"/>
      <text:p text:style-name="P22">Relevant <text:span text:style-name="T98">emulator </text:span>variables accessible from the driver-<text:line-break/></text:p>
      <text:p text:style-name="P22"><text:span text:style-name="T93">unsigned char R<text:tab/> <text:tab/><text:tab/>:error flag. Will always be zero except during </text:span><text:span text:style-name="T94">dcl</text:span><text:span text:style-name="T93"> in an error.</text:span></text:p>
      <text:p text:style-name="P45"/>
      <text:p text:style-name="P45">unsigned char M[1&lt;&lt;24]<text:tab/><text:tab/>:Memory.</text:p>
      <text:p text:style-name="P45">unsigned char *SEGMENT<text:tab/><text:tab/>:Segment pointer.</text:p>
      <text:p text:style-name="P45">UU SEGMENT_PAGES<text:tab/><text:tab/><text:tab/>:Number of 256 byte “pages” in the segment.</text:p>
      <text:p text:style-name="P45">UU EMULATE_DEPTH<text:tab/><text:tab/><text:tab/>:Current depth of “emulate” or “emulate_seg” calls.</text:p>
      <text:p text:style-name="P45"/>
      <text:p text:style-name="P69">You should use these variables in your driver <text:span text:style-name="T98">to achieve the best interoperability with Sisa16. </text:span></text:p>
      <text:p text:style-name="P122">Also note that you can choose to add new instructions to the architecture. If you choose to do that, you must:</text:p>
      <text:p text:style-name="P70">In isa.h:</text:p>
      <text:p text:style-name="P70">1) add the necessary goto label with a dispatch<text:line-break/>2) add the entries to the computed goto table and switch case</text:p>
      <text:p text:style-name="P70">in assembler.c:</text:p>
      <text:p text:style-name="P7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0">In sisa16_asm.1:</text:p>
      <text:p text:style-name="P70">4) write documentation in the sisa16_asm.1 manual page about your addition</text:p>
      <text:p text:style-name="P131"><text:span text:style-name="T134">Assembler Documentation </text:span><text:span text:style-name="T135">Overview</text:span><text:toc-mark text:string-value="Assembler Documentation Overview" text:outline-level="1"/></text:p>
      <text:p text:style-name="P55">The developer documentation for the sisa16 assembler is included in the manual page sisa16_asm.1, and should be provided to all programmers interested in writing programs for the platform.</text:p>
      <text:p text:style-name="P55"/>
      <text:p text:style-name="P56">The documentation for the emulator is included in the manual page sisa16_emu.1.</text:p>
      <text:p text:style-name="P55"/>
      <text:p text:style-name="P93"><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57"/>
      <text:p text:style-name="P50">A nicely-formatted, overly friendly <text:span text:style-name="T106">re-</text:span>listing of every single instruction <text:span text:style-name="T107">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8">popular </text:span>micro controller. They’re <text:span text:style-name="T102">poorly formatted tables with minimal comments,</text:span> and often contain broken english and horrible <text:span text:style-name="T104">spelling</text:span> errors. <text:span text:style-name="T102">Wrong information is common.</text:span> <text:span text:style-name="T62">Consider any such errors </text:span><text:span text:style-name="T65">in this manual </text:span><text:span text:style-name="T62">a “feature”. </text:span><text:span text:style-name="T105">Hand-holding to this extent would hinder the educational value of these tools.</text:span></text:p>
      <text:p text:style-name="P50">2) <text:span text:style-name="T103">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1">4) Exercise for the reader.</text:p>
      <text:p text:style-name="P51"/>
      <text:p text:style-name="P54">Important notes about the assembly language which may confuse readers:<text:line-break/><text:line-break/>* the semicolon is not used to denote a comment, it is used as a separator. This is also a function of the vertical bar or pipe character.<text:line-break/>* <text:span text:style-name="T110">Multiple instructions may be written on the same line.</text:span></text:p>
      <text:p text:style-name="P54">* <text:span text:style-name="T110">Python-style “#” comments as well as C++ style “//” comments are supported.</text:span></text:p>
      <text:p text:style-name="P54">* <text:span text:style-name="T110">All instructions that take more than one byte of arguments will typically use SPLIT syntax.</text:span></text:p>
      <text:p text:style-name="P54">%<text:span text:style-name="T110">0xEEFF% is semantically equivalent to 0xEE, 0xFF for instruction arguments.</text:span></text:p>
      <text:p text:style-name="P54">%/<text:span text:style-name="T110">0x1298CADF% is semantically equivalent to 0x12, 0x98, 0xCA, 0xDF for instruction arguments.</text:span></text:p>
      <text:p text:style-name="P54">%?<text:span text:style-name="T110">13.7% will parse the floating point number 13.7 and generate a comma separated list of four bytes similar to previous.</text:span></text:p>
      <text:p text:style-name="P54">%-<text:span text:style-name="T110">10% will take the decimal number ten and put it in a 32 bit variable, bitwise negate it, add one, and output the comma separated big endian list of bytes comprising it, effectively outputting negative ten twos complement.</text:span></text:p>
      <text:p text:style-name="P54">%<text:span text:style-name="T110">&amp;0xABCDEF% will generate a three-byte split, useful for `farld` and `farst` instructions.</text:span></text:p>
      <text:p text:style-name="P71">This is an artifact of how the assembler works.</text:p>
      <text:p text:style-name="P71"/>
      <text:p text:style-name="P125">Assembly Process</text:p>
      <text:p text:style-name="P99"><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2"/>
      <text:p text:style-name="P102"><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4"/>
      <text:p text:style-name="P73">At the very bottom, the assembler has a few basic things it can do (Search in assembler.c for “/*VERY_BASIC_THINGS_IT_CAN_DO*/”)</text:p>
      <text:p text:style-name="P73"/>
      <text:p text:style-name="P73">* bytes can be written to the output counter. (“bytes”)</text:p>
      <text:p text:style-name="P73">* shorts can be written to the output counter. (“shorts”)</text:p>
      <text:p text:style-name="P73">* the output counter can be moved. (“section”)<text:line-break/>* A region of memory can be filled with a single byte value. (“fill”)</text:p>
      <text:p text:style-name="P73">* the ouput counter can be moved specifically on the second pass (“asm_fix_outputcounter”)<text:line-break/>* the status of the assembler can be printed to standard out (“asm_print”)</text:p>
      <text:p text:style-name="P7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3"/>
      <text:p text:style-name="P103"><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5"/>
      <text:p text:style-name="P106"><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76">* The assembler can push a file onto the parsing stack with ASM_header, which starts parsing that file until it ends, and then returns to the current one. </text:p>
      <text:p text:style-name="P76">* The assembler can include a string literal at any point in the file. These are recognized before pre-preprocessing. </text:p>
      <text:p text:style-name="P73"/>
      <text:p text:style-name="P100"><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78"/>
      <text:p text:style-name="P100"><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1"><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5"/>
      <text:p text:style-name="P79"><text:s/>A VAR line has two portions:<text:line-break/>* A portion specifying the name of the macro, between the pound symbols<text:line-break/>* A portion specifying the contents of the macro, after the second pound symbol.</text:p>
      <text:p text:style-name="P78"/>
      <text:p text:style-name="P102"><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0"/>
      <text:p text:style-name="P104"><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77"/>
      <text:p text:style-name="P105"><text:span text:style-name="T27">Pre-preprocessing </text:span><text:span text:style-name="T28">is the step which takes place both before, and occasionally during macro expansion. In pre-preprocessing, asm_call, asm_pleq, and asm_muleq, as well as some other rarely used directives are parsed. asm_call allows you to perform a dynamic macro expansion, similar to having a macro with arguments defined in C. </text:span><text:span text:style-name="T121">“_arg1_” , “_arg2_”, etc represent the arguments passed to “asm_call” and are </text:span><text:soft-page-break/><text:span text:style-name="T121">replaced </text:span><text:span text:style-name="T124">before</text:span><text:span text:style-name="T121"> macro expansion, </text:span><text:span text:style-name="T122">on non VAR# lines. </text:span><text:span text:style-name="T123">asm_pleq and asm_muleq let you perform assemblytime math.</text:span></text:p>
      <text:p text:style-name="P114"/>
      <text:p text:style-name="P113">You should now have a reasonably strong grasp of how the assembly language is parsed and how the final file is created. </text:p>
      <text:p text:style-name="P113"/>
      <text:p text:style-name="P118">Design Decisions and Critique</text:p>
      <text:p text:style-name="P116"><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 taking up just 56k on arm, which includes the emulator with Ncurses support.</text:span></text:p>
      <text:p text:style-name="P116"/>
      <text:p text:style-name="P116"><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5"/>
      <text:p text:style-name="P117">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p text:style-name="P143">Moving things around, Variables<text:toc-mark text:string-value="Moving things around, Variables" text:outline-level="1"/></text:p>
      <text:p text:style-name="P52">Sisa16, like many other architectures, is a load/store architecture. There is no “mov”, but there is an “lda”. <text:span text:style-name="T109">You can load an immediate value into a register, load from a memory location, store to a memory location, indirectly load from memory through a register, indirectly store to a memory location through a register, and copy values between registers.</text:span></text:p>
      <text:p text:style-name="P52"><text:line-break/>The following bit of code increments the single byte value at address 500 (dec) in memory:</text:p>
      <text:p text:style-name="P52"/>
      <text:p text:style-name="P32">;lda %500%;lb 1;add;sta %500%;</text:p>
      <text:p text:style-name="P52"/>
      <text:p text:style-name="P52">(note that lb 1;add; can be replaced with aincr; and achieve the same result)</text:p>
      <text:p text:style-name="P52"/>
      <text:p text:style-name="P52">This, in order:<text:line-break/>* Loads the value from M[500] into register A.</text:p>
      <text:p text:style-name="P52">* Puts the <text:span text:style-name="T136">immediate </text:span>value 1 into register B.</text:p>
      <text:p text:style-name="P52">* Adds the registers A and B and puts the result in A.</text:p>
      <text:p text:style-name="P52">* Stores the value in the A register at M[500].</text:p>
      <text:p text:style-name="P52"/>
      <text:p text:style-name="P52">if there is an array of 8 bytes at location 0xE0AA and you want to load the byte indicated by register ‘a’ this is how you’d do it:<text:line-break/><text:line-break/><text:span text:style-name="T92">;</text:span><text:span text:style-name="T95">lb 8;mod;</text:span><text:span text:style-name="T92">llb %0xE0AA%; add; </text:span><text:span text:style-name="T95">ca;</text:span><text:span text:style-name="T92"> ilda;</text:span></text:p>
      <text:p text:style-name="P32"/>
      <text:p text:style-name="P53">This, in order:<text:line-break/>* Loads the single-byte <text:span text:style-name="T137">immediate</text:span> value “8” into register B.</text:p>
      <text:p text:style-name="P53">* Performs an <text:span text:style-name="T114">unsigned </text:span>integer modulo of register A by register B and stores the result in A.</text:p>
      <text:p text:style-name="P53">* Loads the 16 byte value 0xE0AA (hex!) into register B.<text:line-break/>* Adds registers A and B.<text:line-break/>* transfers the contents of the 16 bit “A” register to the “C” register.</text:p>
      <text:p text:style-name="P53">* Uses the contents of the C register to perform an indirect single-byte load into a.</text:p>
      <text:p text:style-name="P53"><text:line-break/><text:span text:style-name="T111">Both of these examples operate only in the first 64k “region” of memory, the “Zero region”. To access the rest of memory, you must use the far memory system.</text:span></text:p>
      <text:p text:style-name="P53"/>
      <text:p text:style-name="P58">If there is short variable at 0xAFEE23, you can load it into register A like this;</text:p>
      <text:p text:style-name="P53"/>
      <text:p text:style-name="P33">;<text:span text:style-name="T111">farllda %&amp;0xAFEE23%;</text:span></text:p>
      <text:p text:style-name="P33"/>
      <text:p text:style-name="P58">Or store it like this:</text:p>
      <text:p text:style-name="P58"/>
      <text:p text:style-name="P34">;<text:span text:style-name="T111">farstla %&amp;0xAFEE23%;</text:span></text:p>
      <text:p text:style-name="P120">Of course, you can access more than just single variables. You can also do indirect memory accesses. Assuming that the aforementioned memory location is actually the start of an array of <text:span text:style-name="T113">two-byte values</text:span>, of length 13, and you have an index into it in register A...<text:line-break/><text:line-break/><text:span text:style-name="T92">;sc %0xAF%;lb 13; mod;lb2; mul;llb %</text:span><text:span text:style-name="T96">0x</text:span><text:span text:style-name="T92">EE23%; add; ba; farillda;</text:span></text:p>
      <text:p text:style-name="P40"/>
      <text:p text:style-name="P58">In order, this:</text:p>
      <text:p text:style-name="P58">* Sets the C register to 0x00AF, <text:span text:style-name="T114">the region in which the array resides.</text:span></text:p>
      <text:p text:style-name="P58">* loads 13 <text:span text:style-name="T113">(decimal)</text:span> into register B<text:line-break/>* Performs a modulo and stores the result in A. <text:span text:style-name="T112">This guarantees that no out-of-bounds memory access occurs if A is larger than length of the array.</text:span></text:p>
      <text:p text:style-name="P58">* Loads 2 into register B. <text:span text:style-name="T113">(An element in the array is two bytes in size)</text:span><text:line-break/>* Multiplies A and B and stores the result in A. <text:span text:style-name="T112">This corrects for the size of elements in the array.</text:span><text:line-break/>* Loads 0xEE23 into register B.</text:p>
      <text:p text:style-name="P58">* Adds registers B and A, and stores the result in A.</text:p>
      <text:p text:style-name="P58">* moves the value from register A to register B.</text:p>
      <text:p text:style-name="P58">* performs a “far memory load” into A</text:p>
      <text:p text:style-name="P58"/>
      <text:p text:style-name="P59">the effect is thus like this piece of C code:<text:line-break/></text:p>
      <text:p text:style-name="P35">register short A;</text:p>
      <text:p text:style-name="P35"/>
      <text:p text:style-name="P36">/*</text:p>
      <text:p text:style-name="P36"><text:tab/>A had an index placed in it at some point…</text:p>
      <text:p text:style-name="P36">*/</text:p>
      <text:p text:style-name="P35"/>
      <text:p text:style-name="P35">A = ((unsigned short*)0xAFEE23)[A%13];</text:p>
      <text:p text:style-name="P59"/>
      <text:p text:style-name="P60">If you’ve looked at a disassembly of compiled C code in almost any other language, this should seem very straightforward to you. Note that unlike a more complex assembly language like <text:span text:style-name="T113">x</text:span>86, there is no “lea” instruction which performs a fused <text:span text:style-name="T113">integer </text:span>multiply-add, nor a MOV instruction which can <text:span text:style-name="T113">compute array offsets automatically. Arithmetic operations always have their results place in the accumulator (register A for 16 bit operations, register RX0 for 32 bit operations) rather than being specified in the arguments of an instruction.</text:span></text:p>
      <text:p text:style-name="P60"/>
      <text:p text:style-name="P61">You could also have performed the operation like this:</text:p>
      <text:p text:style-name="P61"/>
      <text:p text:style-name="P37">;<text:span text:style-name="T111">lb 13; mod;lb 2;mul;</text:span>lrx0 %/0xAFEE23%;rx1a;rxadd;cbrx0;farillda;</text:p>
      <text:p text:style-name="P37"/>
      <text:p text:style-name="P6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5">That is to say, you cannot have a two-byte “short” value starting at 0xAFffFF, as the indirect memory access would </text:span><text:soft-page-break/><text:span text:style-name="T115">not properly load the byte at 0xB00000 as the low byte, but rather the one at 0xAF0000. This is an intentional design choice of the architecture, as it mirrors the quirks of a real-life microprocessor which uses 16 bit arithmetic. </text:span></text:p>
      <text:p text:style-name="P61"/>
      <text:p text:style-name="P107">Large Copies</text:p>
      <text:p text:style-name="P81"/>
      <text:p text:style-name="P81">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1"/>
      <text:p text:style-name="P44">;lla %10%; sc %20%; farpagel;</text:p>
      <text:p text:style-name="P81"/>
      <text:p text:style-name="P81">This copies 256 bytes from the page in memory indexed by “20” decimal, to the page indexed by “10” decimal. In the memory map, there are 65,536 pages of size 256 bytes.</text:p>
      <text:p text:style-name="P81"/>
      <text:p text:style-name="P81">farpagest swaps the order of the arguments. The page indexed by C is the destination, while A is the source. </text:p>
      <text:p text:style-name="P81"/>
      <text:p text:style-name="P144">Control flow<text:toc-mark text:string-value="Control Flow" text:outline-level="1"/></text:p>
      <text:p text:style-name="P62">Control flow in SISA16 uses fixed (rather than relative) addressing.</text:p>
      <text:p text:style-name="P62"/>
      <text:p text:style-name="P41">;sc %0x500%; jmp;</text:p>
      <text:p text:style-name="P41"/>
      <text:p text:style-name="P95"><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2"/>
      <text:p text:style-name="P41">;cmp;sc %0x500%;jmpifeq;</text:p>
      <text:p text:style-name="P41"/>
      <text:p text:style-name="P95"><text:span text:style-name="T10">Or conversely, if they are </text:span>not<text:span text:style-name="T10"> equal:</text:span></text:p>
      <text:p text:style-name="P41"/>
      <text:p text:style-name="P41">;cmp;sc %0x500%;jmpifneq;</text:p>
      <text:p text:style-name="P65"/>
      <text:p text:style-name="P62">Notice the usage of “cmp”. There are <text:span text:style-name="T138">four</text:span> comparison instructions, “cmp”, “rxcmp”, “<text:span text:style-name="T138">rxicmp”,</text:span> and “fltcmp”.</text:p>
      <text:p text:style-name="P62"/>
      <text:p text:style-name="P62">cmp will set A to zero if A is less than B, one if A equals B, and two if A is greater than B.</text:p>
      <text:p text:style-name="P62">rxcmp puts the exact same values in A, but performs tests on RX0 and RX1 instead of A and B, respectively.</text:p>
      <text:p text:style-name="P82">Rxicmp functions identically to rxcmp, but treats RX0 and RX1 as signed, so -1 will be less than 0.</text:p>
      <text:p text:style-name="P62">Fltcmp functions identically to rx<text:span text:style-name="T138">i</text:span>cmp but does 32 bit <text:span text:style-name="T5">floating point</text:span> comparisons. The semantics are more important with fltcmp:</text:p>
      <text:p text:style-name="P62">* If RX0 holds the floating point value for negative zero and RX1 hold<text:span text:style-name="T139">s</text:span> positive zero, or vice versa, they are considered equal.</text:p>
      <text:p text:style-name="P62">* Positive infinity is always considered greater than everything except itself.</text:p>
      <text:p text:style-name="P62">* Negative infinity is always considered less than everything except itself.</text:p>
      <text:p text:style-name="P62">* <text:span text:style-name="T116">NAN is considered equal to everything. This is in opposition to the IEEE 754 standard, but is intentional: a NAN should always be considered erroneous for a floating point value. It should never be used as a magic value. </text:span></text:p>
      <text:p text:style-name="P62"/>
      <text:p text:style-name="P62">Alright, but how do you use this to create an “if” statement? You can use <text:span text:style-name="T5">labels</text:span>.</text:p>
      <text:p text:style-name="P62">In Sisa16, labels are simply assembly-time variables which contain nothing but a memory address. <text:span text:style-name="T117">You can create them like this, on their own line:</text:span></text:p>
      <text:p text:style-name="P62"/>
      <text:p text:style-name="P39">VAR#myLabel#@</text:p>
      <text:p text:style-name="P62"/>
      <text:p text:style-name="P63">The following complete program reads a character from the keyboard <text:span text:style-name="T117">and echoes it to confirm the entry.</text:span></text:p>
      <text:p text:style-name="P63">If its value is less than than the ascii value for ‘8’ then execution is terminated. If it is greater, then it prints the character you pressed infinitely.</text:p>
      <text:p text:style-name="P62"/>
      <text:p text:style-name="P121"/>
      <text:p text:style-name="P38">getchar; </text:p>
      <text:p text:style-name="P38">farstla %&amp;0x20000%; </text:p>
      <text:p text:style-name="P38">putchar;</text:p>
      <text:p text:style-name="P38">lb 0x38; cmp; lb 0; cmp; sc %Lbl_val_is_lt%; jmpifeq;</text:p>
      <text:p text:style-name="P38">sc %Lbl_val_is_gte%; jmp;</text:p>
      <text:p text:style-name="P38"/>
      <text:p text:style-name="P38">VAR#Lbl_val_is_lt#@</text:p>
      <text:p text:style-name="P38"><text:tab/>halt;</text:p>
      <text:p text:style-name="P38">VAR#Lbl_val_is_gte#@</text:p>
      <text:p text:style-name="P38"><text:tab/>farllda %&amp;0x20000%;</text:p>
      <text:p text:style-name="P38"><text:tab/>cpc; </text:p>
      <text:p text:style-name="P38"><text:tab/>putchar; </text:p>
      <text:p text:style-name="P38"><text:tab/>jmp;</text:p>
      <text:p text:style-name="P65"/>
      <text:p text:style-name="P65"/>
      <text:p text:style-name="P94"><text:span text:style-name="T17">You may have noticed that </text:span><text:span text:style-name="T10">Sisa16 uses 16 bit numbers for its control flow. The program counter, for instance, is 16 bit. How, then, does one execute code outside the first 64k?</text:span></text:p>
      <text:p text:style-name="P65"/>
      <text:p text:style-name="P65">The CPU has a secret 8-bit register called the “Program counter region” which specifies the 64k portion of memory that the program counter is currently loading opcodes and operands from. </text:p>
      <text:p text:style-name="P65"/>
      <text:p text:style-name="P66">It is changed by these instructions:<text:line-break/>* lfarpc</text:p>
      <text:p text:style-name="P66">* farcall</text:p>
      <text:p text:style-name="P66">* farret</text:p>
      <text:p text:style-name="P96"><text:span text:style-name="T10">* </text:span><text:span text:style-name="T18">farjmprx0</text:span></text:p>
      <text:p text:style-name="P64"/>
      <text:p text:style-name="P97"><text:span text:style-name="T18">i</text:span><text:span text:style-name="T10">t is very typical (for reasons that will be explained later) to want the code of your program to be outside the first region of memory. So it is very typical to see this:</text:span></text:p>
      <text:p text:style-name="P67"/>
      <text:p text:style-name="P42">section 0x10000;</text:p>
      <text:p text:style-name="P42"><text:tab/>//code…</text:p>
      <text:p text:style-name="P42"/>
      <text:p text:style-name="P43">section 0;</text:p>
      <text:p text:style-name="P43"><text:tab/>la 1; </text:p>
      <text:p text:style-name="P43"><text:tab/>lfarpc;</text:p>
      <text:p text:style-name="P42"/>
      <text:p text:style-name="P98"><text:span text:style-name="T10">If you haven’t read the manual pages, note the use of “section” to set the code generation location. The empty area in memory between the “lfarpc” and the code at 0x10000 is filled with zeroes. Also note 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24">Switch Case</text:p>
      <text:p text:style-name="P68">In SISA16 it is possible to create a jump table, an equivalent of switch-case in C.</text:p>
      <text:p text:style-name="P68"/>
      <text:p text:style-name="P68">Here is an example program which reads a single byte from the keyboard and prints its hexidecimal value to standard out:</text:p>
      <text:p text:style-name="P119"/>
      <text:p text:style-name="P48">section 0;</text:p>
      <text:p text:style-name="P48"><text:tab/>sc %10%; jmp;</text:p>
      <text:p text:style-name="P48">section 10;</text:p>
      <text:p text:style-name="P48"><text:tab/>getchar;</text:p>
      <text:p text:style-name="P48"><text:tab/>apush;</text:p>
      <text:p text:style-name="P48"><text:tab/>lb 4;rsh;</text:p>
      <text:p text:style-name="P48"><text:tab/>lb0xf;and;</text:p>
      <text:p text:style-name="P48"><text:tab/>lb 7;mul;</text:p>
      <text:p text:style-name="P48"><text:tab/>llb %printbytehex_jmptable_1%; add;ca;jmp;</text:p>
      <text:p text:style-name="P48"><text:tab/>VAR#printbytehex_jmptable_1#@</text:p>
      <text:p text:style-name="P48"><text:tab/><text:tab/>la0x30;putchar;sc%printbytehex_jmptable_1_end%;jmp</text:p>
      <text:p text:style-name="P48"><text:tab/><text:tab/>la0x31;putchar;sc%printbytehex_jmptable_1_end%;jmp</text:p>
      <text:p text:style-name="P48"><text:tab/><text:tab/>la0x32;putchar;sc%printbytehex_jmptable_1_end%;jmp</text:p>
      <text:p text:style-name="P48"><text:tab/><text:tab/>la0x33;putchar;sc%printbytehex_jmptable_1_end%;jmp</text:p>
      <text:p text:style-name="P48"><text:tab/><text:tab/>la0x34;putchar;sc%printbytehex_jmptable_1_end%;jmp</text:p>
      <text:p text:style-name="P48"><text:tab/><text:tab/>la0x35;putchar;sc%printbytehex_jmptable_1_end%;jmp</text:p>
      <text:p text:style-name="P48"><text:tab/><text:tab/>la0x36;putchar;sc%printbytehex_jmptable_1_end%;jmp</text:p>
      <text:p text:style-name="P48"><text:tab/><text:tab/>la0x37;putchar;sc%printbytehex_jmptable_1_end%;jmp</text:p>
      <text:p text:style-name="P48"><text:tab/><text:tab/>la0x38;putchar;sc%printbytehex_jmptable_1_end%;jmp</text:p>
      <text:p text:style-name="P48"><text:tab/><text:tab/>la0x39;putchar;sc%printbytehex_jmptable_1_end%;jmp</text:p>
      <text:p text:style-name="P48"><text:tab/><text:tab/>la0x41;putchar;sc%printbytehex_jmptable_1_end%;jmp</text:p>
      <text:p text:style-name="P48"><text:tab/><text:tab/>la0x42;putchar;sc%printbytehex_jmptable_1_end%;jmp</text:p>
      <text:p text:style-name="P48"><text:tab/><text:tab/>la0x43;putchar;sc%printbytehex_jmptable_1_end%;jmp</text:p>
      <text:p text:style-name="P48"><text:tab/><text:tab/>la0x44;putchar;sc%printbytehex_jmptable_1_end%;jmp</text:p>
      <text:p text:style-name="P48"><text:tab/><text:tab/>la0x45;putchar;sc%printbytehex_jmptable_1_end%;jmp</text:p>
      <text:p text:style-name="P48"><text:tab/><text:tab/>la0x46;putchar;sc%printbytehex_jmptable_1_end%;jmp</text:p>
      <text:p text:style-name="P48"><text:tab/>VAR#printbytehex_jmptable_1_end#@</text:p>
      <text:p text:style-name="P48"><text:tab/>apop;lb 15;and;lb7;mul;</text:p>
      <text:p text:style-name="P48"><text:tab/>llb%printbytehex_jmptable_2%;add;ca;jmp;</text:p>
      <text:p text:style-name="P48"><text:tab/>VAR#printbytehex_jmptable_2#@</text:p>
      <text:p text:style-name="P48"><text:tab/><text:tab/>la0x30;putchar;sc%printbytehex_jmptable_2_end%;jmp</text:p>
      <text:p text:style-name="P48"><text:tab/><text:tab/>la0x31;putchar;sc%printbytehex_jmptable_2_end%;jmp</text:p>
      <text:p text:style-name="P48"><text:tab/><text:tab/>la0x32;putchar;sc%printbytehex_jmptable_2_end%;jmp</text:p>
      <text:p text:style-name="P48"><text:tab/><text:tab/>la0x33;putchar;sc%printbytehex_jmptable_2_end%;jmp</text:p>
      <text:p text:style-name="P48"><text:tab/><text:tab/>la0x34;putchar;sc%printbytehex_jmptable_2_end%;jmp</text:p>
      <text:p text:style-name="P48"><text:tab/><text:tab/>la0x35;putchar;sc%printbytehex_jmptable_2_end%;jmp</text:p>
      <text:p text:style-name="P48"><text:tab/><text:tab/>la0x36;putchar;sc%printbytehex_jmptable_2_end%;jmp</text:p>
      <text:p text:style-name="P48"><text:tab/><text:tab/>la0x37;putchar;sc%printbytehex_jmptable_2_end%;jmp</text:p>
      <text:p text:style-name="P48"><text:tab/><text:tab/>la0x38;putchar;sc%printbytehex_jmptable_2_end%;jmp</text:p>
      <text:p text:style-name="P48"><text:tab/><text:tab/>la0x39;putchar;sc%printbytehex_jmptable_2_end%;jmp</text:p>
      <text:p text:style-name="P48"><text:tab/><text:tab/>la0x41;putchar;sc%printbytehex_jmptable_2_end%;jmp</text:p>
      <text:p text:style-name="P48"><text:tab/><text:tab/>la0x42;putchar;sc%printbytehex_jmptable_2_end%;jmp</text:p>
      <text:p text:style-name="P48"><text:tab/><text:tab/>la0x43;putchar;sc%printbytehex_jmptable_2_end%;jmp</text:p>
      <text:p text:style-name="P48"><text:tab/><text:tab/>la0x44;putchar;sc%printbytehex_jmptable_2_end%;jmp</text:p>
      <text:p text:style-name="P48"><text:tab/><text:tab/>la0x45;putchar;sc%printbytehex_jmptable_2_end%;jmp</text:p>
      <text:p text:style-name="P48"><text:tab/><text:tab/>la0x46;putchar;sc%printbytehex_jmptable_2_end%;jmp</text:p>
      <text:p text:style-name="P48"><text:tab/>VAR#printbytehex_jmptable_2_end#@</text:p>
      <text:p text:style-name="P48"><text:tab/>halt;</text:p>
      <text:p text:style-name="P48"/>
      <text:p text:style-name="P83"/>
      <text:p text:style-name="P123">This program written in C would look like this:</text:p>
      <text:p text:style-name="P47">int main(){</text:p>
      <text:p text:style-name="P46"><text:tab/>unsigned char a = getchar();</text:p>
      <text:p text:style-name="P46"><text:tab/>switch((a &amp; 0xf0)&gt;&gt;4){</text:p>
      <text:p text:style-name="P46"><text:tab/><text:tab/>case 0: putchar('0'); break;</text:p>
      <text:p text:style-name="P46"><text:tab/><text:tab/>case 1: putchar('1'); break;</text:p>
      <text:p text:style-name="P46"><text:tab/><text:tab/>case 2: putchar('2'); break;</text:p>
      <text:p text:style-name="P46"><text:tab/><text:tab/>case 3: putchar('3'); break;</text:p>
      <text:p text:style-name="P46"><text:tab/><text:tab/>case 4: putchar('4'); break;</text:p>
      <text:p text:style-name="P46"><text:tab/><text:tab/>case 5: putchar('5'); break;</text:p>
      <text:p text:style-name="P46"><text:tab/><text:tab/>case 6: putchar('6'); break;</text:p>
      <text:p text:style-name="P46"><text:tab/><text:tab/>case 7: putchar('7'); break;</text:p>
      <text:p text:style-name="P46"><text:tab/><text:tab/>case 8: putchar('8'); break;</text:p>
      <text:p text:style-name="P46"><text:tab/><text:tab/>case 9: putchar('9'); break;</text:p>
      <text:p text:style-name="P46"><text:tab/><text:tab/>case 0xA: putchar('A'); break;</text:p>
      <text:p text:style-name="P46"><text:tab/><text:tab/>case 0xB: putchar('B'); break;</text:p>
      <text:p text:style-name="P46"><text:tab/><text:tab/>case 0xC: putchar('C'); break;</text:p>
      <text:p text:style-name="P46"><text:tab/><text:tab/>case 0xD: putchar('D'); break;</text:p>
      <text:p text:style-name="P46"><text:tab/><text:tab/>case 0xE: putchar('E'); break;</text:p>
      <text:p text:style-name="P46"><text:tab/><text:tab/>case 0xF: putchar('F'); break;</text:p>
      <text:p text:style-name="P46"><text:tab/>}</text:p>
      <text:p text:style-name="P46"><text:tab/>switch(a &amp; 0x0f){</text:p>
      <text:p text:style-name="P46"><text:tab/><text:tab/>case 0: putchar('0'); break;</text:p>
      <text:p text:style-name="P46"><text:tab/><text:tab/>case 1: putchar('1'); break;</text:p>
      <text:p text:style-name="P46"><text:tab/><text:tab/>case 2: putchar('2'); break;</text:p>
      <text:p text:style-name="P46"><text:tab/><text:tab/>case 3: putchar('3'); break;</text:p>
      <text:p text:style-name="P46"><text:tab/><text:tab/>case 4: putchar('4'); break;</text:p>
      <text:p text:style-name="P46"><text:tab/><text:tab/>case 5: putchar('5'); break;</text:p>
      <text:p text:style-name="P46"><text:tab/><text:tab/>case 6: putchar('6'); break;</text:p>
      <text:p text:style-name="P46"><text:tab/><text:tab/>case 7: putchar('7'); break;</text:p>
      <text:p text:style-name="P46"><text:tab/><text:tab/>case 8: putchar('8'); break;</text:p>
      <text:p text:style-name="P46"><text:tab/><text:tab/>case 9: putchar('9'); break;</text:p>
      <text:p text:style-name="P46"><text:tab/><text:tab/>case 0xA: putchar('A'); break;</text:p>
      <text:p text:style-name="P46"><text:tab/><text:tab/>case 0xB: putchar('B'); break;</text:p>
      <text:p text:style-name="P46"><text:tab/><text:tab/>case 0xC: putchar('C'); break;</text:p>
      <text:p text:style-name="P46"><text:tab/><text:tab/>case 0xD: putchar('D'); break;</text:p>
      <text:p text:style-name="P46"><text:tab/><text:tab/>case 0xE: putchar('E'); break;</text:p>
      <text:p text:style-name="P46"><text:tab/><text:tab/>case 0xF: putchar('F'); break;</text:p>
      <text:p text:style-name="P46"><text:tab/>}</text:p>
      <text:p text:style-name="P46"><text:tab/>return 0;</text:p>
      <text:p text:style-name="P46">}</text:p>
      <text:p text:style-name="P83"/>
      <text:p text:style-name="P85">Just from the visual shape and indentation of the code, you can tell there are similarities, and perhaps you understand now why C is often called a “portable assembly language”. <text:span text:style-name="T118">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88">* A character is read from the standard input.<text:line-break/>* The high hex digit is checked and a computed jump is done to one of sixteen different possible values it could have- 0 through F in hex. This hex digit is printed.</text:p>
      <text:p text:style-name="P84">* <text:span text:style-name="T118">The same is done for the low hex digit.</text:span></text:p>
      <text:p text:style-name="P84"/>
      <text:p text:style-name="P86">Note the “lb 7; mul;” before the jump in the sisa16 assembly code. This is the width of each jump table entry. Just like accessing an array of multi-byte elements, the stride must be taken into account <text:span text:style-name="T119">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6">Consider this an exercise.</text:span></text:p>
      <text:p text:style-name="P126">Subroutines</text:p>
      <text:p text:style-name="P87">You can create subroutines which use the stack in sisa16. The stack pointer is 16 bit, so it always points <text:span text:style-name="T120">somewhere </text:span>within the first 64k of memory. <text:span text:style-name="T62">This is why you </text:span><text:span text:style-name="T67">might not </text:span><text:span text:style-name="T62">want to put your code in the zero region. </text:span><text:span text:style-name="T120">There are four main instructions to use when writing subroutines:</text:span></text:p>
      <text:p text:style-name="P87">* <text:span text:style-name="T120">call<text:line-break/>* ret<text:line-break/>* farcall<text:line-break/>* farret</text:span></text:p>
      <text:p text:style-name="P87"/>
      <text:p text:style-name="P89">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89"/>
      <text:p text:style-name="P91">Here is a simple program which uses 16 bit call and ret to create a simple program which multiplies two decimal digits entered by the keyboard.</text:p>
      <text:p text:style-name="P49">section 0;sc %L_main%; jmp;</text:p>
      <text:p text:style-name="P49">section 1000;</text:p>
      <text:p text:style-name="P49">VAR#proc_printbytehex#sc %1000%;call;</text:p>
      <text:p text:style-name="P49"><text:tab/>//retrieve our argument.</text:p>
      <text:p text:style-name="P49"><text:tab/>astp;lb3;sub;ca;ilda;</text:p>
      <text:p text:style-name="P49"><text:tab/>//push it</text:p>
      <text:p text:style-name="P49"><text:tab/>apush;</text:p>
      <text:p text:style-name="P49"><text:tab/>lb 4;rsh;</text:p>
      <text:p text:style-name="P49"><text:tab/>lb0xf;and;</text:p>
      <text:p text:style-name="P49"><text:tab/>lb 7;mul;</text:p>
      <text:p text:style-name="P49"><text:tab/>llb %printbytehex_jmptable_1%; add;ca;jmp;</text:p>
      <text:p text:style-name="P49"><text:tab/>VAR#printbytehex_jmptable_1#@</text:p>
      <text:p text:style-name="P49"><text:tab/><text:tab/>la0x30;putchar;sc%printbytehex_jmptable_1_end%;jmp</text:p>
      <text:p text:style-name="P49"><text:tab/><text:tab/>la0x31;putchar;sc%printbytehex_jmptable_1_end%;jmp</text:p>
      <text:p text:style-name="P49"><text:tab/><text:tab/>la0x32;putchar;sc%printbytehex_jmptable_1_end%;jmp</text:p>
      <text:p text:style-name="P49"><text:tab/><text:tab/>la0x33;putchar;sc%printbytehex_jmptable_1_end%;jmp</text:p>
      <text:p text:style-name="P49"><text:tab/><text:tab/>la0x34;putchar;sc%printbytehex_jmptable_1_end%;jmp</text:p>
      <text:p text:style-name="P49"><text:tab/><text:tab/>la0x35;putchar;sc%printbytehex_jmptable_1_end%;jmp</text:p>
      <text:p text:style-name="P49"><text:tab/><text:tab/>la0x36;putchar;sc%printbytehex_jmptable_1_end%;jmp</text:p>
      <text:p text:style-name="P49"><text:tab/><text:tab/>la0x37;putchar;sc%printbytehex_jmptable_1_end%;jmp</text:p>
      <text:p text:style-name="P49"><text:tab/><text:tab/>la0x38;putchar;sc%printbytehex_jmptable_1_end%;jmp</text:p>
      <text:p text:style-name="P49"><text:tab/><text:tab/>la0x39;putchar;sc%printbytehex_jmptable_1_end%;jmp</text:p>
      <text:p text:style-name="P49"><text:tab/><text:tab/>la0x41;putchar;sc%printbytehex_jmptable_1_end%;jmp</text:p>
      <text:p text:style-name="P49"><text:tab/><text:tab/>la0x42;putchar;sc%printbytehex_jmptable_1_end%;jmp</text:p>
      <text:p text:style-name="P49"><text:tab/><text:tab/>la0x43;putchar;sc%printbytehex_jmptable_1_end%;jmp</text:p>
      <text:p text:style-name="P49"><text:tab/><text:tab/>la0x44;putchar;sc%printbytehex_jmptable_1_end%;jmp</text:p>
      <text:p text:style-name="P49"><text:tab/><text:tab/>la0x45;putchar;sc%printbytehex_jmptable_1_end%;jmp</text:p>
      <text:p text:style-name="P49"><text:tab/><text:tab/>la0x46;putchar;sc%printbytehex_jmptable_1_end%;jmp</text:p>
      <text:p text:style-name="P49"><text:tab/>VAR#printbytehex_jmptable_1_end#@</text:p>
      <text:p text:style-name="P49"><text:tab/>apop;lb 15;and;lb7;mul;</text:p>
      <text:p text:style-name="P49"><text:tab/>llb%printbytehex_jmptable_2%;add;ca;jmp;</text:p>
      <text:p text:style-name="P49"><text:tab/>VAR#printbytehex_jmptable_2#@</text:p>
      <text:p text:style-name="P49"><text:tab/><text:tab/>la0x30;putchar;sc%printbytehex_jmptable_2_end%;jmp</text:p>
      <text:p text:style-name="P49"><text:tab/><text:tab/>la0x31;putchar;sc%printbytehex_jmptable_2_end%;jmp</text:p>
      <text:p text:style-name="P49"><text:tab/><text:tab/>la0x32;putchar;sc%printbytehex_jmptable_2_end%;jmp</text:p>
      <text:p text:style-name="P49"><text:tab/><text:tab/>la0x33;putchar;sc%printbytehex_jmptable_2_end%;jmp</text:p>
      <text:p text:style-name="P49"><text:tab/><text:tab/>la0x34;putchar;sc%printbytehex_jmptable_2_end%;jmp</text:p>
      <text:p text:style-name="P49"><text:tab/><text:tab/>la0x35;putchar;sc%printbytehex_jmptable_2_end%;jmp</text:p>
      <text:p text:style-name="P49"><text:tab/><text:tab/>la0x36;putchar;sc%printbytehex_jmptable_2_end%;jmp</text:p>
      <text:p text:style-name="P49"><text:tab/><text:tab/>la0x37;putchar;sc%printbytehex_jmptable_2_end%;jmp</text:p>
      <text:p text:style-name="P49"><text:tab/><text:tab/>la0x38;putchar;sc%printbytehex_jmptable_2_end%;jmp</text:p>
      <text:p text:style-name="P49"><text:tab/><text:tab/>la0x39;putchar;sc%printbytehex_jmptable_2_end%;jmp</text:p>
      <text:p text:style-name="P49"><text:tab/><text:tab/>la0x41;putchar;sc%printbytehex_jmptable_2_end%;jmp</text:p>
      <text:p text:style-name="P49"><text:tab/><text:tab/>la0x42;putchar;sc%printbytehex_jmptable_2_end%;jmp</text:p>
      <text:p text:style-name="P49"><text:soft-page-break/><text:tab/><text:tab/>la0x43;putchar;sc%printbytehex_jmptable_2_end%;jmp</text:p>
      <text:p text:style-name="P49"><text:tab/><text:tab/>la0x44;putchar;sc%printbytehex_jmptable_2_end%;jmp</text:p>
      <text:p text:style-name="P49"><text:tab/><text:tab/>la0x45;putchar;sc%printbytehex_jmptable_2_end%;jmp</text:p>
      <text:p text:style-name="P49"><text:tab/><text:tab/>la0x46;putchar;sc%printbytehex_jmptable_2_end%;jmp</text:p>
      <text:p text:style-name="P49"><text:tab/>VAR#printbytehex_jmptable_2_end#@</text:p>
      <text:p text:style-name="P49"><text:tab/>ret;</text:p>
      <text:p text:style-name="P49">section 500;</text:p>
      <text:p text:style-name="P49"><text:tab/>VAR#L_main#@</text:p>
      <text:p text:style-name="P49"><text:tab/><text:tab/>getchar;putchar;</text:p>
      <text:p text:style-name="P49"><text:tab/><text:tab/>lb 0x30;sub;</text:p>
      <text:p text:style-name="P49"><text:tab/><text:tab/>apush;</text:p>
      <text:p text:style-name="P49"><text:tab/><text:tab/>la 0xa; putchar; la 0xd; putchar;</text:p>
      <text:p text:style-name="P49"><text:tab/><text:tab/>getchar;putchar;</text:p>
      <text:p text:style-name="P49"><text:tab/><text:tab/>lb 0x30;sub;</text:p>
      <text:p text:style-name="P49"><text:tab/><text:tab/>bpop;</text:p>
      <text:p text:style-name="P49"><text:tab/><text:tab/>mul;</text:p>
      <text:p text:style-name="P49"><text:tab/><text:tab/>apush;</text:p>
      <text:p text:style-name="P49"><text:tab/><text:tab/>la 0xa; putchar; la 0xd; putchar;</text:p>
      <text:p text:style-name="P49"><text:tab/><text:tab/>proc_printbytehex;</text:p>
      <text:p text:style-name="P49"><text:tab/><text:tab/>la 0xa; putchar; la 0xd; putchar;</text:p>
      <text:p text:style-name="P89"><text:span text:style-name="T97"><text:tab/>halt;</text:span><text:line-break/><text:line-break/><text:span text:style-name="T127">This program receives two decimal digits as input and multiplies them to create a result, which is printed in hex. Entering other characters has erroneous effects, but displays a result. </text:span></text:p>
      <text:p text:style-name="P145">Math<text:toc-mark text:string-value="Math" text:outline-level="1"/></text:p>
      <text:p text:style-name="P108"><text:span text:style-name="T10">There are </text:span><text:span text:style-name="T40">eight </text:span><text:span text:style-name="T10">classes of arithmetic instruction in Sisa16.</text:span></text:p>
      <text:p text:style-name="P90">* 16 bit arithmetic. Div and Mod are unsigned.</text:p>
      <text:p text:style-name="P90">* 16 bit fixed point multiplies. Works regardless of sign. Available for every possible location of the “binimal” point.</text:p>
      <text:p text:style-name="P90">* 32 bit arithmetic. Div and Mod are unsigned, except for…</text:p>
      <text:p text:style-name="P90">* 32 bit signed division instructions, rxidiv and rximod.</text:p>
      <text:p text:style-name="P90">* 32 bit floating-point arithmetic.</text:p>
      <text:p text:style-name="P108"><text:span text:style-name="T10">* Comparison instructions. Available for 16 bit unsigned, 32 bit unsigned, </text:span><text:span text:style-name="T38">32 bit signed,</text:span><text:span text:style-name="T10"> and floating point.</text:span></text:p>
      <text:p text:style-name="P108"><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08"><text:span text:style-name="T40">* Integer increment/decrement instruction</text:span><text:span text:style-name="T41">s</text:span><text:span text:style-name="T40">.</text:span></text:p>
      <text:p text:style-name="P90"/>
      <text:p text:style-name="P90"><text:span text:style-name="T62">Note to Implementers: </text:span>This is a serious avenue for expansion. Vectorized instructions are all the rage now. I considered adding vectorized ops and fused multiply-adds but ultimately decided against it. “<text:span text:style-name="T129">Too CISCy”. </text:span></text:p>
      <text:p text:style-name="P90"/>
      <text:p text:style-name="P92">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p text:style-name="P127">Challenges<text:toc-mark text:string-value="Challenges" text:outline-level="1"/></text:p>
      <text:p text:style-name="P111"><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35"/>
      <text:p text:style-name="P137">Very Easy:<text:line-break/>* Write translations of C control flow structures into Sisa16. For loops, while loops, If/else/elseif, switch-case, etcetera.</text:p>
      <text:p text:style-name="P111"><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11"><text:span text:style-name="T54">* </text:span><text:span text:style-name="T10"><text:line-break/><text:line-break/>Easy:<text:line-break/>* Write a program that takes in hex numbers entered via the keyboard and prints them in binary. Halt the program if a non hex digit is entered.</text:span></text:p>
      <text:p text:style-name="P109"><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38"/>
      <text:p text:style-name="P136"/>
      <text:p text:style-name="P139">Medium:</text:p>
      <text:p text:style-name="P139">*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0">TIP: remember that when the program counter reaches the end of a 64k region of memory, it loops back around to the beginning.</text:span></text:p>
      <text:p text:style-name="P110"><text:span text:style-name="T10">* </text:span><text:span text:style-name="T44">Write a routine that can display floating point numbers in ordinary decimal with 6 digits past the decimal point.</text:span></text:p>
      <text:p text:style-name="P139"/>
      <text:p text:style-name="P139">Hard:</text:p>
      <text:p text:style-name="P139">* Create a brainf*ck interpreter which has at least 64k 8bit cells and 64k of program space. Bonus points if you can make it work with more.</text:p>
      <text:p text:style-name="P112"><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1">in</text:span><text:span text:style-name="T59"> sisa16 assembler.</text:span></text:p>
      <text:p text:style-name="P140">* Interpret arithmetic with order of operations. 5 * 3 + 2 * 7 should correctly parse as 15 * 14 which is 210.</text:p>
      <text:p text:style-name="P112"><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12"><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5</text:page-number><text:tab/><text:span text:style-name="MT1">SISA16 Manual</text:span></text:p>
      </style:header>
      <style:header-left>
        <text:p text:style-name="Header_20_left"><text:span text:style-name="MT2"><text:page-number text:select-page="current">1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13:48:20.086753370</dc:date>
    <meta:editing-duration>PT10H35M42S</meta:editing-duration>
    <meta:editing-cycles>127</meta:editing-cycles>
    <meta:generator>LibreOffice/7.0.4.2$Linux_X86_64 LibreOffice_project/00$Build-2</meta:generator>
    <meta:document-statistic meta:table-count="0" meta:image-count="1" meta:object-count="0" meta:page-count="25" meta:paragraph-count="434" meta:word-count="6298" meta:character-count="41408" meta:non-whitespace-character-count="35220"/>
  </office:meta>
</office:document-meta>
</file>